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cure Engineering Practices for Java (Con 3615)</text:p>
      <text:p text:style-name="P2"/>
      <text:p text:style-name="P2">Asses the software and determine potential threat vectors</text:p>
      <text:p text:style-name="P2"><text:tab/>technology risks: are you using secure third party tools, </text:p>
      <text:p text:style-name="P2"><text:tab/>actor risks: people who are involved with the system, users, developers, api calls</text:p>
      <text:p text:style-name="P2"><text:tab/>asset risk: is the data valid, does it make sense, is it something that should be encrypted if it leaves the system, </text:p>
      <text:p text:style-name="P2"><text:tab/>policy/process risk: is the process flawed, is it well tested,</text:p>
      <text:p text:style-name="P2"><text:tab/>business risk: what risk is the company at if things go badly</text:p>
      <text:p text:style-name="P2"><text:tab/></text:p>
      <text:p text:style-name="P2">Shared goals: each team in the process needs to have the same goals security wise. The architect can lead but everyone needs to be on the same page.</text:p>
      <text:p text:style-name="P2"/>
      <text:p text:style-name="P2">Tools help but only find about %50 of all problems. </text:p>
      <text:p text:style-name="P2">Manual code inspections is another good way to find security issues.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9M31S</meta:editing-duration>
    <meta:editing-cycles>9</meta:editing-cycles>
    <meta:generator>OpenOffice.org/3.4.1$Win32 OpenOffice.org_project/341m1$Build-9593</meta:generator>
    <dc:date>2013-09-23T16:28:27.15</dc:date>
    <meta:document-statistic meta:table-count="0" meta:image-count="0" meta:object-count="0" meta:page-count="1" meta:paragraph-count="11" meta:word-count="130" meta:character-count="759"/>
    <meta:user-defined meta:name="Info 1"/>
    <meta:user-defined meta:name="Info 2"/>
    <meta:user-defined meta:name="Info 3"/>
    <meta:user-defined meta:name="Info 4"/>
  </office:meta>
</office:document-meta>
</file>